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56000000563AA55993AE57BA94.png" manifest:media-type="image/png"/>
  <manifest:file-entry manifest:full-path="Pictures/100002010000006500000065EB296441E78C0143.png" manifest:media-type="image/png"/>
  <manifest:file-entry manifest:full-path="Pictures/1000089D000008EE000008EE053B678CC157B8E4.svg" manifest:media-type="image/svg+xml"/>
  <manifest:file-entry manifest:full-path="Pictures/10000E1D00000A7000000A705F59812557ED8E44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9" style:family="table-cell" style:parent-style-name="Default">
      <style:table-cell-properties fo:background-color="#e8f2a1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0.06pt solid #000000" fo:border-top="none" style:vertical-align="middle"/>
      <style:paragraph-properties fo:text-align="end" fo:margin-left="0pt"/>
    </style:style>
    <style:style style:name="ce11" style:family="table-cell" style:parent-style-name="Neutral">
      <style:table-cell-properties fo:background-color="#e8f2a1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gr1" style:family="graphic">
      <style:graphic-properties draw:marker-start="Arrow" draw:marker-start-width="5.67pt" draw:marker-end="Circle" draw:marker-end-width="5.67pt" draw:textarea-horizontal-align="center" draw:textarea-vertical-align="middle"/>
    </style:style>
    <style:style style:name="gr2" style:family="graphic">
      <style:graphic-properties draw:fill-color="#00a933" draw:auto-grow-height="false" fo:min-height="6.07pt" fo:min-width="16.41pt" fo:wrap-option="wrap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fka" table:style-name="ta1">
        <table:shapes>
          <draw:line draw:z-index="0" draw:style-name="gr1" draw:text-style-name="P1" svg:x1="775.19pt" svg:y1="165.83pt" svg:x2="188.56pt" svg:y2="165.97pt">
            <text:p/>
          </draw:line>
          <draw:custom-shape draw:z-index="1" draw:style-name="gr2" draw:text-style-name="P2" svg:width="21.34pt" svg:height="18.71pt" svg:x="366.46pt" svg:y="120.05pt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frame draw:z-index="2" draw:name="Image 1" draw:style-name="gr3" draw:text-style-name="P3" svg:width="27.58pt" svg:height="27.58pt" svg:x="386.11pt" svg:y="113.7pt">
            <draw:image xlink:href="Pictures/10000E1D00000A7000000A705F59812557ED8E44.svg" xlink:type="simple" xlink:show="embed" xlink:actuate="onLoad" loext:mime-type="image/svg+xml">
              <text:p/>
            </draw:image>
            <draw:image xlink:href="Pictures/100002010000006500000065EB296441E78C0143.png" xlink:type="simple" xlink:show="embed" xlink:actuate="onLoad" loext:mime-type="image/png"/>
          </draw:frame>
          <draw:frame draw:z-index="3" draw:name="Image 2" draw:style-name="gr3" draw:text-style-name="P3" svg:width="24.24pt" svg:height="24.24pt" svg:x="690.72pt" svg:y="185.7pt">
            <draw:image xlink:href="Pictures/1000089D000008EE000008EE053B678CC157B8E4.svg" xlink:type="simple" xlink:show="embed" xlink:actuate="onLoad" loext:mime-type="image/svg+xml">
              <text:p/>
            </draw:image>
            <draw:image xlink:href="Pictures/1000020100000056000000563AA55993AE57BA94.png" xlink:type="simple" xlink:show="embed" xlink:actuate="onLoad" loext:mime-type="image/png"/>
          </draw:frame>
        </table:shapes>
        <table:table-column table:style-name="co1" table:number-columns-repeated="1024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6"/>
          <table:table-cell table:style-name="ce6" office:value-type="string" calcext:value-type="string">
            <text:p>cras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sumer</text:p>
          </table:table-cell>
          <table:table-cell/>
          <table:table-cell office:value-type="string" calcext:value-type="string">
            <text:p>live</text:p>
          </table:table-cell>
          <table:table-cell table:number-columns-repeated="3"/>
          <table:table-cell office:value-type="string" calcext:value-type="string">
            <text:p>dead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table:number-columns-repeated="3"/>
          <table:table-cell table:style-name="ce7" table:number-columns-repeated="7"/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office:value-type="string" calcext:value-type="string">
            <text:p>tim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" table:number-columns-repeated="2"/>
          <table:table-cell table:style-name="ce9" office:value-type="string" calcext:value-type="string">
            <text:p>Heart-beat time interval 5 seconds</text:p>
          </table:table-cell>
          <table:table-cell table:style-name="ce9"/>
          <table:table-cell table:style-name="ce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ordinator</text:p>
          </table:table-cell>
          <table:table-cell table:style-name="ce3" table:number-columns-repeated="8"/>
          <table:table-cell table:style-name="ce7" table:number-columns-repeated="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reblance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3:35:47.258329246</meta:creation-date>
    <dc:date>2019-01-24T14:05:26.175733247</dc:date>
    <meta:editing-duration>PT8M31S</meta:editing-duration>
    <meta:editing-cycles>1</meta:editing-cycles>
    <meta:document-statistic meta:table-count="1" meta:cell-count="18" meta:object-count="4"/>
    <meta:generator>LibreOffice/6.1.4.2$Linux_X86_64 LibreOffice_project/9d0f32d1f0b509096fd65e0d4bec26ddd1938fd3</meta:generator>
  </office:meta>
</office:document-meta>
</file>